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1">
      <style:text-properties officeooo:rsid="00038081" officeooo:paragraph-rsid="00038081"/>
    </style:style>
    <style:style style:name="P2" style:family="paragraph" style:parent-style-name="Standard" style:list-style-name="L2">
      <style:text-properties officeooo:rsid="00038081" officeooo:paragraph-rsid="00038081"/>
    </style:style>
    <style:style style:name="P3" style:family="paragraph" style:parent-style-name="Standard">
      <style:text-properties officeooo:rsid="00038081" officeooo:paragraph-rsid="00038081"/>
    </style:style>
    <style:style style:name="P4" style:family="paragraph" style:parent-style-name="Standard" style:list-style-name="L2">
      <style:text-properties officeooo:paragraph-rsid="0005c904"/>
    </style:style>
    <style:style style:name="P5" style:family="paragraph" style:parent-style-name="Standard">
      <style:text-properties officeooo:rsid="000e2461" officeooo:paragraph-rsid="000e2461"/>
    </style:style>
    <style:style style:name="T1" style:family="text">
      <style:text-properties officeooo:rsid="0008ad6a"/>
    </style:style>
    <style:style style:name="T2" style:family="text">
      <style:text-properties officeooo:rsid="000d5ac7"/>
    </style:style>
    <style:style style:name="T3" style:family="text">
      <style:text-properties officeooo:rsid="0005c904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List one <text:span text:style-name="T2">(without the dot)</text:span></text:p>
        </text:list-item>
      </text:list>
      <text:p text:style-name="P3"/>
      <text:p text:style-name="P5">Stuff between list 1 and list 2</text:p>
      <text:p text:style-name="P5"/>
      <text:list text:style-name="L2">
        <text:list-item>
          <text:p text:style-name="P2">list two</text:p>
        </text:list-item>
        <text:list-item text:start-value="1">
          <text:p text:style-name="P4"><text:span text:style-name="T3">list two – </text:span><text:span text:style-name="T1">with restart number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5:17:29.564079336</meta:creation-date>
    <dc:date>2025-09-24T16:05:58.858453752</dc:date>
    <meta:editing-duration>PT7M19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22" meta:character-count="103" meta:non-whitespace-character-count="87"/>
  </office:meta>
</office:document-meta>
</file>